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Neue-Light, 'Helvetica Neue Light'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6d6d6d" style:font-name="Source Sans Pro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6d6d6d" style:font-name="Source Sans Pro" fo:font-size="14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Neue-Light, 'Helvetica Neue Light'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0:50:10.833435075</meta:creation-date>
    <dc:date>2020-08-21T21:27:50.119567342</dc:date>
    <meta:editing-duration>PT1H7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